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8_replay____test_best_scores_other_metr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62146892655367" calcext:value-type="float">
            <text:p>0.662146892655367</text:p>
          </table:table-cell>
          <table:table-cell office:value-type="float" office:value="0.64908256880734" calcext:value-type="float">
            <text:p>0.64908256880734</text:p>
          </table:table-cell>
          <table:table-cell office:value-type="float" office:value="0.65967365967366" calcext:value-type="float">
            <text:p>0.65967365967366</text:p>
          </table:table-cell>
          <table:table-cell office:value-type="float" office:value="0.654335260115607" calcext:value-type="float">
            <text:p>0.654335260115607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80225988700565" calcext:value-type="float">
            <text:p>0.680225988700565</text:p>
          </table:table-cell>
          <table:table-cell office:value-type="float" office:value="0.652719665271967" calcext:value-type="float">
            <text:p>0.652719665271967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687982359426681" calcext:value-type="float">
            <text:p>0.687982359426681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97175141242938" calcext:value-type="float">
            <text:p>0.697175141242938</text:p>
          </table:table-cell>
          <table:table-cell table:style-name="ce1" office:value-type="float" office:value="0.724233983286908" calcext:value-type="float">
            <text:p>0.724233983286908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5989847715736" calcext:value-type="float">
            <text:p>0.65989847715736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87005649717514" calcext:value-type="float">
            <text:p>0.687005649717514</text:p>
          </table:table-cell>
          <table:table-cell office:value-type="float" office:value="0.646718146718147" calcext:value-type="float">
            <text:p>0.646718146718147</text:p>
          </table:table-cell>
          <table:table-cell office:value-type="float" office:value="0.780885780885781" calcext:value-type="float">
            <text:p>0.780885780885781</text:p>
          </table:table-cell>
          <table:table-cell office:value-type="float" office:value="0.707497360084477" calcext:value-type="float">
            <text:p>0.707497360084477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table:style-name="ce1" office:value-type="float" office:value="0.699435028248588" calcext:value-type="float">
            <text:p>0.699435028248588</text:p>
          </table:table-cell>
          <table:table-cell office:value-type="float" office:value="0.68649885583524" calcext:value-type="float">
            <text:p>0.68649885583524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0.69284064665127" calcext:value-type="float">
            <text:p>0.69284064665127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89265536723164" calcext:value-type="float">
            <text:p>0.689265536723164</text:p>
          </table:table-cell>
          <table:table-cell office:value-type="float" office:value="0.686893203883495" calcext:value-type="float">
            <text:p>0.686893203883495</text:p>
          </table:table-cell>
          <table:table-cell office:value-type="float" office:value="0.65967365967366" calcext:value-type="float">
            <text:p>0.65967365967366</text:p>
          </table:table-cell>
          <table:table-cell office:value-type="float" office:value="0.673008323424495" calcext:value-type="float">
            <text:p>0.673008323424495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96045197740113" calcext:value-type="float">
            <text:p>0.696045197740113</text:p>
          </table:table-cell>
          <table:table-cell office:value-type="float" office:value="0.670212765957447" calcext:value-type="float">
            <text:p>0.670212765957447</text:p>
          </table:table-cell>
          <table:table-cell office:value-type="float" office:value="0.734265734265734" calcext:value-type="float">
            <text:p>0.734265734265734</text:p>
          </table:table-cell>
          <table:table-cell office:value-type="float" office:value="0.700778642936596" calcext:value-type="float">
            <text:p>0.700778642936596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7683615819209" calcext:value-type="float">
            <text:p>0.67683615819209</text:p>
          </table:table-cell>
          <table:table-cell office:value-type="float" office:value="0.631675874769798" calcext:value-type="float">
            <text:p>0.631675874769798</text:p>
          </table:table-cell>
          <table:table-cell office:value-type="float" office:value="0.799533799533799" calcext:value-type="float">
            <text:p>0.799533799533799</text:p>
          </table:table-cell>
          <table:table-cell office:value-type="float" office:value="0.705761316872428" calcext:value-type="float">
            <text:p>0.705761316872428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80225988700565" calcext:value-type="float">
            <text:p>0.680225988700565</text:p>
          </table:table-cell>
          <table:table-cell office:value-type="float" office:value="0.634686346863469" calcext:value-type="float">
            <text:p>0.634686346863469</text:p>
          </table:table-cell>
          <table:table-cell table:style-name="ce1" office:value-type="float" office:value="0.801864801864802" calcext:value-type="float">
            <text:p>0.801864801864802</text:p>
          </table:table-cell>
          <table:table-cell office:value-type="float" office:value="0.708547888774459" calcext:value-type="float">
            <text:p>0.708547888774459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698305084745763" calcext:value-type="float">
            <text:p>0.698305084745763</text:p>
          </table:table-cell>
          <table:table-cell office:value-type="float" office:value="0.663306451612903" calcext:value-type="float">
            <text:p>0.663306451612903</text:p>
          </table:table-cell>
          <table:table-cell office:value-type="float" office:value="0.766899766899767" calcext:value-type="float">
            <text:p>0.766899766899767</text:p>
          </table:table-cell>
          <table:table-cell table:style-name="ce1" office:value-type="float" office:value="0.711351351351351" calcext:value-type="float">
            <text:p>0.711351351351351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92655367231638" calcext:value-type="float">
            <text:p>0.692655367231638</text:p>
          </table:table-cell>
          <table:table-cell office:value-type="float" office:value="0.678004535147392" calcext:value-type="float">
            <text:p>0.678004535147392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68735632183908" calcext:value-type="float">
            <text:p>0.68735632183908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47457627118644" calcext:value-type="float">
            <text:p>0.647457627118644</text:p>
          </table:table-cell>
          <table:table-cell office:value-type="float" office:value="0.629139072847682" calcext:value-type="float">
            <text:p>0.629139072847682</text:p>
          </table:table-cell>
          <table:table-cell office:value-type="float" office:value="0.664335664335664" calcext:value-type="float">
            <text:p>0.664335664335664</text:p>
          </table:table-cell>
          <table:table-cell office:value-type="float" office:value="0.64625850340136" calcext:value-type="float">
            <text:p>0.64625850340136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32768361581921" calcext:value-type="float">
            <text:p>0.632768361581921</text:p>
          </table:table-cell>
          <table:table-cell office:value-type="float" office:value="0.599616858237548" calcext:value-type="float">
            <text:p>0.599616858237548</text:p>
          </table:table-cell>
          <table:table-cell office:value-type="float" office:value="0.72960372960373" calcext:value-type="float">
            <text:p>0.72960372960373</text:p>
          </table:table-cell>
          <table:table-cell office:value-type="float" office:value="0.658254468980021" calcext:value-type="float">
            <text:p>0.658254468980021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40677966101695" calcext:value-type="float">
            <text:p>0.640677966101695</text:p>
          </table:table-cell>
          <table:table-cell office:value-type="float" office:value="0.635696821515892" calcext:value-type="float">
            <text:p>0.635696821515892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620525059665871" calcext:value-type="float">
            <text:p>0.620525059665871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99435028248588" calcext:value-type="float">
            <text:p>0.699435028248588</text:p>
          </table:table-cell>
          <table:table-cell table:formula="of:=MAX([.C2:.C15])" office:value-type="float" office:value="0.724233983286908" calcext:value-type="float">
            <text:p>0.724233983286908</text:p>
          </table:table-cell>
          <table:table-cell table:formula="of:=MAX([.D2:.D15])" office:value-type="float" office:value="0.801864801864802" calcext:value-type="float">
            <text:p>0.801864801864802</text:p>
          </table:table-cell>
          <table:table-cell table:formula="of:=MAX([.E2:.E15])" office:value-type="float" office:value="0.711351351351351" calcext:value-type="float">
            <text:p>0.711351351351351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40" calcext:value-type="string">
            <text:p>give_model_40</text:p>
          </table:table-cell>
          <table:table-cell table:style-name="ce2" table:formula="of:=VLOOKUP([.C17];[.C2:.F15];4;0)" office:value-type="string" office:string-value="give_model_20" calcext:value-type="string">
            <text:p>give_model_20</text:p>
          </table:table-cell>
          <table:table-cell table:style-name="ce2" table:formula="of:=VLOOKUP([.D17];[.D2:.F15];3;0)" office:value-type="string" office:string-value="give_model_50001" calcext:value-type="string">
            <text:p>give_model_50001</text:p>
          </table:table-cell>
          <table:table-cell table:style-name="ce2" table:formula="of:=VLOOKUP([.E17];[.E2:.F15];2;0)" office:value-type="string" office:string-value="give_model_60" calcext:value-type="string">
            <text:p>give_model_60</text:p>
          </table:table-cell>
          <table:table-cell/>
        </table:table-row>
      </table:table>
      <table:named-expressions/>
      <table:database-ranges>
        <table:database-range table:name="__Anonymous_Sheet_DB__0" table:target-range-address="8_replay____test_best_scores_other_metrics.A1:8_replay____test_best_scores_other_metrics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4T12:55:32.236429228</dc:date>
    <meta:editing-duration>PT1M48S</meta:editing-duration>
    <meta:editing-cycles>3</meta:editing-cycles>
    <meta:generator>LibreOffice/6.0.7.3$Linux_X86_64 LibreOffice_project/00m0$Build-3</meta:generator>
    <meta:document-statistic meta:table-count="1" meta:cell-count="100" meta:object-count="0"/>
  </office:meta>
</office:document-meta>
</file>